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eadtopics.com/uk/bitcoin-doubles-in-value-trump-vows-to-make-the-us-the-62987550">https://headtopics.com/uk/bitcoin-doubles-in-value-trump-vows-to-make-the-us-the-62987550</text:a></text:p>
          </table:table-cell>
          <table:table-cell office:value-type="string" table:style-name="ce1">
            <text:p>Head Topics</text:p>
          </table:table-cell>
          <table:table-cell office:value-type="date" office:date-value="2024-12-06T00:00:00" table:style-name="ce3">
            <text:p>12/06/24</text:p>
          </table:table-cell>
          <table:table-cell office:value-type="string" table:style-name="ce1">
            <text:p>Bitcoin Doubles in Value, Trump Vows to Make the US the 'Crypto Capital of the Planet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ews10.com/news/national/what-is-debanking-and-why-is-the-crypto-industry-upset/amp/">https://www.news10.com/news/national/what-is-debanking-and-why-is-the-crypto-industry-upset/amp/</text:a></text:p>
          </table:table-cell>
          <table:table-cell office:value-type="string" table:style-name="ce1">
            <text:p>News10 ABC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is ‘debanking,’ and why is the crypto industry upset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wbur.org/onpoint/2024/12/13/trump-crypto-election-bitcoin-policy">https://www.wbur.org/onpoint/2024/12/13/trump-crypto-election-bitcoin-policy</text:a></text:p>
          </table:table-cell>
          <table:table-cell office:value-type="string" table:style-name="ce1">
            <text:p>wbur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Trump’s crypto embrace means for the U.S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video/bitcoin-behaving-even-riskier-asset-154500736.html</text:p>
          </table:table-cell>
          <table:table-cell office:value-type="string" table:style-name="ce1">
            <text:p>Yahoo Finance</text:p>
          </table:table-cell>
          <table:table-cell office:value-type="date" office:date-value="2025-02-04T00:00:00" table:style-name="ce3">
            <text:p>02/04/25</text:p>
          </table:table-cell>
          <table:table-cell office:value-type="string" table:style-name="ce1">
            <text:p>Bitcoin behaving like 'even riskier asset' on policy uncertain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ternationalaccountingbulletin.com/news/blockchain-technology-financial-auditing/</text:p>
          </table:table-cell>
          <table:table-cell office:value-type="string" table:style-name="ce1">
            <text:p>International Accounting Bulletin</text:p>
          </table:table-cell>
          <table:table-cell office:value-type="date" office:date-value="2025-02-10T00:00:00" table:style-name="ce3">
            <text:p>02/10/25</text:p>
          </table:table-cell>
          <table:table-cell office:value-type="string" table:style-name="ce1">
            <text:p>Blockchain technology can enhance financial auditing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phys.org/news/2025-02-blockchain-technology-benefits-industry.html">https://phys.org/news/2025-02-blockchain-technology-benefits-industry.html</text:a></text:p>
          </table:table-cell>
          <table:table-cell office:value-type="string" table:style-name="ce1">
            <text:p>Phys.org</text:p>
          </table:table-cell>
          <table:table-cell office:value-type="date" office:date-value="2025-02-19T00:00:00" table:style-name="ce3">
            <text:p>02/19/25</text:p>
          </table:table-cell>
          <table:table-cell office:value-type="string" table:style-name="ce1">
            <text:p>Blockchain technology could bring benefits to the auditing industry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5/03/04/business/dealbook/trump-crypto-reserve-what-we-know.html">https://www.nytimes.com/2025/03/04/business/dealbook/trump-crypto-reserve-what-we-know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Trump’s Crypto Reserve Plan Raises Doubts. Here’s What We Know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kuow.org/stories/4-things-to-know-about-trump-s-plan-for-a-crypto-strategic-reserve">https://www.kuow.org/stories/4-things-to-know-about-trump-s-plan-for-a-crypto-strategic-reserve</text:a></text:p>
          </table:table-cell>
          <table:table-cell office:value-type="string" table:style-name="ce1">
            <text:p>KUOW-NPR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4 things to know about Trump's plan for a 'crypto strategic reserve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lawfaremedia.org/article/lawfare-daily--carla-reyes-and-drew-hinkes-on-the-evolution-and-future-of-crypto-policy">https://www.lawfaremedia.org/article/lawfare-daily--carla-reyes-and-drew-hinkes-on-the-evolution-and-future-of-crypto-policy</text:a></text:p>
          </table:table-cell>
          <table:table-cell office:value-type="string" table:style-name="ce1">
            <text:p>Lawfare</text:p>
          </table:table-cell>
          <table:table-cell office:value-type="date" office:date-value="2025-03-11T00:00:00" table:style-name="ce3">
            <text:p>03/11/25</text:p>
          </table:table-cell>
          <table:table-cell office:value-type="string" table:style-name="ce1">
            <text:p>Carla Reyes and Drew Hinkes on the Evolution and Future of Crypto Policy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idfspokesperson.com/growth-in-bitcoin-and-stablecoin-adoption-could-accelerate-dedollarization/">https://idfspokesperson.com/growth-in-bitcoin-and-stablecoin-adoption-could-accelerate-dedollarization/</text:a></text:p>
          </table:table-cell>
          <table:table-cell office:value-type="string" table:style-name="ce1">
            <text:p>International Daily Finance</text:p>
          </table:table-cell>
          <table:table-cell office:value-type="date" office:date-value="2025-03-14T00:00:00" table:style-name="ce3">
            <text:p>03/14/25</text:p>
          </table:table-cell>
          <table:table-cell office:value-type="string" table:style-name="ce1">
            <text:p>Growth in Bitcoin and stablecoin adoption could accelerate dedollariz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n.com/2025/03/20/business/crypto-industry-future/index.html</text:p>
          </table:table-cell>
          <table:table-cell office:value-type="string" table:style-name="ce1">
            <text:p>CNN</text:p>
          </table:table-cell>
          <table:table-cell office:value-type="date" office:date-value="2025-03-20T00:00:00" table:style-name="ce3">
            <text:p>03/20/25</text:p>
          </table:table-cell>
          <table:table-cell office:value-type="string" table:style-name="ce1">
            <text:p>The crypto industry is advancing. (Just don’t ask it where it’s going.)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number-rows-repeated="1046710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dc:creator>Oana Gherman</dc:creator>
    <dc:date>2025-03-25T22:26:48Z</dc:date>
    <meta:editing-cycles>129</meta:editing-cycles>
    <meta:editing-duration>PT11400S</meta:editing-duration>
  </office:meta>
</office:document-meta>
</file>